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cccccc" draw:textarea-horizontal-align="justify" draw:textarea-vertical-align="middle" draw:auto-grow-height="false" fo:min-height="24.75cm" fo:min-width="18.25cm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opacity="47%" draw:textarea-horizontal-align="justify" draw:textarea-vertical-align="middle" draw:auto-grow-height="false" fo:min-height="1.5cm" fo:min-width="6.5cm"/>
    </style:style>
    <style:style style:name="gr4" style:family="graphic" style:parent-style-name="standard">
      <style:graphic-properties draw:opacity="71%" draw:textarea-horizontal-align="justify" draw:textarea-vertical-align="middle" draw:auto-grow-height="false" fo:min-height="1.25cm" fo:min-width="6cm"/>
      <style:paragraph-properties style:writing-mode="lr-tb"/>
    </style:style>
    <style:style style:name="gr5" style:family="graphic" style:parent-style-name="standard">
      <style:graphic-properties draw:opacity="56%" draw:textarea-horizontal-align="justify" draw:textarea-vertical-align="middle" draw:auto-grow-height="false" fo:min-height="7.25cm" fo:min-width="18.25cm"/>
    </style:style>
    <style:style style:name="gr6" style:family="graphic" style:parent-style-name="standard">
      <style:graphic-properties draw:textarea-horizontal-align="justify" draw:textarea-vertical-align="middle" draw:auto-grow-height="false" fo:min-height="6cm" fo:min-width="6.25cm"/>
    </style:style>
    <style:style style:name="gr7" style:family="graphic" style:parent-style-name="standard">
      <style:graphic-properties draw:textarea-horizontal-align="justify" draw:textarea-vertical-align="middle" draw:auto-grow-height="false" fo:min-height="5.25cm" fo:min-width="10.25cm"/>
    </style:style>
    <style:style style:name="gr8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5cm" fo:min-width="17.75cm"/>
    </style:style>
    <style:style style:name="gr10" style:family="graphic" style:parent-style-name="standard">
      <style:graphic-properties draw:textarea-horizontal-align="justify" draw:textarea-vertical-align="middle" draw:auto-grow-height="false" fo:min-height="4.5cm" fo:min-width="17.5cm"/>
    </style:style>
    <style:style style:name="gr11" style:family="graphic" style:parent-style-name="standard">
      <style:graphic-properties draw:textarea-horizontal-align="justify" draw:textarea-vertical-align="middle" draw:auto-grow-height="false" fo:min-height="4cm" fo:min-width="16.75cm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3.25cm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7.25cm"/>
    </style:style>
    <style:style style:name="gr14" style:family="graphic" style:parent-style-name="standard">
      <style:graphic-properties draw:textarea-horizontal-align="justify" draw:textarea-vertical-align="middle" draw:auto-grow-height="false" fo:min-height="2.25cm" fo:min-width="3.5cm"/>
    </style:style>
    <style:style style:name="gr1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cm" fo:min-width="13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15.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opacity="47%"/>
      <style:paragraph-properties fo:text-align="center"/>
    </style:style>
    <style:style style:name="P5" style:family="paragraph">
      <loext:graphic-properties draw:opacity="71%"/>
      <style:paragraph-properties fo:text-align="center"/>
    </style:style>
    <style:style style:name="P6" style:family="paragraph">
      <loext:graphic-properties draw:opacity="5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5cm" svg:height="25cm" svg:x="1.5cm" svg:y="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9.25cm" svg:height="1.5cm" svg:x="10.75cm" svg:y="1.5cm">
          <draw:text-box>
            <text:p text:style-name="P2">OPTION</text:p>
          </draw:text-box>
        </draw:frame>
        <draw:custom-shape draw:style-name="gr3" draw:text-style-name="P4" draw:layer="layout" svg:width="7cm" svg:height="1.75cm" svg:x="13.25cm" svg:y="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.5cm" svg:height="1.5cm" svg:x="1.5cm" svg:y="1.25cm">
          <text:p text:style-name="P2">LOG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18.75cm" svg:height="7.5cm" svg:x="1.5cm" svg:y="3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75cm" svg:height="6.25cm" svg:x="1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10.75cm" svg:height="5.5cm" svg:x="1.75cm" svg:y="4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3" draw:layer="layout" svg:width="5.75cm" svg:height="2.25cm" svg:x="13.5cm" svg:y="6cm">
          <draw:text-box>
            <text:p text:style-name="P2">PHOTO</text:p>
          </draw:text-box>
        </draw:frame>
        <draw:frame draw:style-name="gr2" draw:text-style-name="P3" draw:layer="layout" svg:width="10.25cm" svg:height="1.5cm" svg:x="2cm" svg:y="6.5cm">
          <draw:text-box>
            <text:p text:style-name="P2">CONTENT</text:p>
          </draw:text-box>
        </draw:frame>
        <draw:custom-shape draw:style-name="gr9" draw:text-style-name="P2" draw:layer="layout" svg:width="18.25cm" svg:height="4.75cm" svg:x="1.75cm" svg:y="1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8cm" svg:height="4.75cm" svg:x="2cm" svg:y="1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7.25cm" svg:height="4.25cm" svg:x="2.5cm" svg:y="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3.75cm" svg:height="2.5cm" svg:x="2.5cm" svg:y="1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7.75cm" svg:height="2.5cm" svg:x="7cm" svg:y="1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draw:layer="layout" svg:width="4cm" svg:height="2.5cm" svg:x="15.5cm" svg:y="1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3" draw:layer="layout" svg:width="7cm" svg:height="1.25cm" svg:x="7.5cm" svg:y="18.25cm">
          <draw:text-box>
            <text:p text:style-name="P2">SERVICE</text:p>
          </draw:text-box>
        </draw:frame>
        <draw:custom-shape draw:style-name="gr16" draw:text-style-name="P2" draw:layer="layout" svg:width="13.75cm" svg:height="2.25cm" svg:x="4.5cm" svg:y="23cm">
          <text:p text:style-name="P2">FOO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layer="layout" svg:width="16cm" svg:height="2.5cm" svg:x="3cm" svg:y="12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3" draw:layer="layout" svg:width="12cm" svg:height="1.25cm" svg:x="5cm" svg:y="12.75cm">
          <draw:text-box>
            <text:p text:style-name="P2">INTRODU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13:35:37.170543791</meta:creation-date>
    <dc:date>2022-12-08T13:42:22.015394717</dc:date>
    <meta:editing-duration>PT6M45S</meta:editing-duration>
    <meta:editing-cycles>1</meta:editing-cycles>
    <meta:document-statistic meta:object-count="19"/>
    <meta:generator>LibreOffice/7.3.7.2$Linux_X86_64 LibreOffice_project/30$Build-2</meta:generator>
  </office:meta>
</office:document-meta>
</file>